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rotation-align="none"/>
    </style:style>
    <style:style style:name="ce2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ff0000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4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51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number-columns-repeated="1022" table:default-cell-style-name="Default"/>
        <table:table-row table:style-name="ro1">
          <table:table-cell table:style-name="ce37" office:value-type="string" calcext:value-type="string">
            <text:p>Step</text:p>
          </table:table-cell>
          <table:table-cell table:style-name="ce37" office:value-type="string" calcext:value-type="string">
            <text:p>Link</text:p>
          </table:table-cell>
          <table:table-cell table:style-name="ce37" office:value-type="string" calcext:value-type="string">
            <text:p>Status</text:p>
          </table:table-cell>
          <table:table-cell table:style-name="ce37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\SillyPacks.xlsx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\Make-Settings.ba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Download</text:p>
          </table:table-cell>
          <table:table-cell table:style-name="ce37" office:value-type="string" calcext:value-type="string">
            <text:p>URL</text:p>
          </table:table-cell>
          <table:table-cell table:style-name="ce37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25" office:value-type="string" calcext:value-type="string">
            <text:p>https://sillyventure.eu/download/sv2k22we_pack.zip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25" office:value-type="string" calcext:value-type="string">
            <text:p>http://ftp.pigwa.net/stuff/parties/prods/Silly_Venture,2022.12.08-11,Gdansk,Poland/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25" office:value-type="string" calcext:value-type="string">
            <text:p><text:a xlink:href="https://files.scene.org/browse/parties/2022/sillyventure22winter/" xlink:type="simple">https://files.scene.org/browse/parties/2022/sillyventure22winter/</text:a>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/menu/README.txt</text:p>
          </table:table-cell>
          <table:table-cell office:value-type="string" calcext:value-type="string">
            <text:p>..\menu\README.tx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3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38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6" office:value-type="string" calcext:value-type="string">
            <text:p>PATH</text:p>
          </table:table-cell>
          <table:table-cell table:style-name="ce6" office:value-type="string" calcext:value-type="string">
            <text:p>LOAD</text:p>
          </table:table-cell>
          <table:table-cell table:style-name="ce6" office:value-type="string" calcext:value-type="string">
            <text:p>RESET</text:p>
          </table:table-cell>
          <table:table-cell table:style-name="ce6" office:value-type="string" calcext:value-type="string">
            <text:p>EXIT KEYS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Sound</text:p>
          </table:table-cell>
          <table:table-cell table:style-name="ce6" office:value-type="string" calcext:value-type="string">
            <text:p>Type</text:p>
          </table:table-cell>
          <table:table-cell table:style-name="ce41" office:value-type="string" calcext:value-type="string">
            <text:p>TODO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omment</text:p>
          </table:table-cell>
          <table:table-cell table:style-name="ce41" table:number-columns-repeated="1014"/>
        </table:table-row>
        <table:table-row table:style-name="ro1">
          <table:table-cell table:style-name="ce42" office:value-type="string" calcext:value-type="string">
            <text:p>BONUS:README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OK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BONUS:SV22WEIN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, 2nd POKEY supported</text:p>
          </table:table-cell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SAV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4];1;FIND(&quot;:&quot;;[.A4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SCARLETW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5];1;FIND(&quot;:&quot;;[.A5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ETHO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6];1;FIND(&quot;:&quot;;[.A6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SILLYGIA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7];1;FIND(&quot;:&quot;;[.A7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MISSINGL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8];1;FIND(&quot;:&quot;;[.A8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WOMANIN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number-columns-repeated="1014"/>
        </table:table-row>
        <table:table-row table:style-name="ro1">
          <table:table-cell table:style-name="ce42" office:value-type="string" calcext:value-type="string">
            <text:p>ATASCII:LORIGINE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0];1;FIND(&quot;:&quot;;[.A10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ATASCII:THETRUTH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1];1;FIND(&quot;:&quot;;[.A11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ATASCII:DRAGONHU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2];1;FIND(&quot;:&quot;;[.A12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ATASCII:PONGFATH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3];1;FIND(&quot;:&quot;;[.A13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ATASCII:ATASCII3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4];1;FIND(&quot;:&quot;;[.A1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HAPPYFOX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AGEOFFAL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16];1;FIND(&quot;:&quot;;[.A16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TWOM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17];1;FIND(&quot;:&quot;;[.A17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2" office:value-type="string" calcext:value-type="string">
            <text:p>MSX:NHMB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47" table:formula="of:=MID([.A18];1;FIND(&quot;:&quot;;[.A18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LINEARMO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47" table:formula="of:=MID([.A19];1;FIND(&quot;:&quot;;[.A19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SILK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47" table:formula="of:=MID([.A20];1;FIND(&quot;:&quot;;[.A20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RUN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21];1;FIND(&quot;:&quot;;[.A21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256:SNAILRUN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2];1;FIND(&quot;:&quot;;[.A22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3" office:value-type="string" calcext:value-type="string">
            <text:p>GAME256:SILLYLAN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3];1;FIND(&quot;:&quot;;[.A23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256:MUTACJA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24];1;FIND(&quot;:&quot;;[.A24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:ONESCAPE</text:p>
          </table:table-cell>
          <table:table-cell table:style-name="ce47" office:value-type="string" calcext:value-type="string">
            <text:p>OK (SEPARATELY)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supported</text:p>
          </table:table-cell>
          <table:table-cell table:style-name="ce47" table:formula="of:=MID([.A25];1;FIND(&quot;:&quot;;[.A25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:LASTNIN2</text:p>
          </table:table-cell>
          <table:table-cell table:style-name="ce47" office:value-type="string" calcext:value-type="string">
            <text:p>OK (SEPARATELY)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26];1;FIND(&quot;:&quot;;[.A26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:PROHIBAN</text:p>
          </table:table-cell>
          <table:table-cell table:style-name="ce47" office:value-type="string" calcext:value-type="string">
            <text:p>OK (SEPARATELY)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27];1;FIND(&quot;:&quot;;[.A2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VILLAGE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28];1;FIND(&quot;:&quot;;[.A28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LOVETRI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29];1;FIND(&quot;:&quot;;[.A29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NINJA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30];1;FIND(&quot;:&quot;;[.A30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MEADOW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31];1;FIND(&quot;:&quot;;[.A3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MTRXLOGO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32];1;FIND(&quot;:&quot;;[.A3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INFHELI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33];1;FIND(&quot;:&quot;;[.A3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2" office:value-type="string" calcext:value-type="string">
            <text:p>INTRO256:SIMPLASM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4];1;FIND(&quot;:&quot;;[.A3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JSPRITES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5];1;FIND(&quot;:&quot;;[.A35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SPACER</text:p>
          </table:table-cell>
          <table:table-cell table:number-columns-repeated="4" table:style-name="ce49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36];1;FIND(&quot;:&quot;;[.A36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PEBBLES</text:p>
          </table:table-cell>
          <table:table-cell table:style-name="ce47" office:value-type="string" calcext:value-type="string">
            <text:p>OK (FIXED)</text:p>
          </table:table-cell>
          <table:table-cell table:number-columns-repeated="3"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7];1;FIND(&quot;:&quot;;[.A37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16K:AC23INV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8];1;FIND(&quot;:&quot;;[.A3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2" office:value-type="string" calcext:value-type="string">
            <text:p>INTRO16K:SILLYRIB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9];1;FIND(&quot;:&quot;;[.A39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2" office:value-type="string" calcext:value-type="string">
            <text:p>INTRO16K:NINJA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ANY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0];1;FIND(&quot;:&quot;;[.A40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3" table:number-columns-repeated="1016"/>
        </table:table-row>
        <table:table-row table:style-name="ro1">
          <table:table-cell table:style-name="ce42" office:value-type="string" calcext:value-type="string">
            <text:p>INTRO16K:FLOATING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ANY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1];1;FIND(&quot;:&quot;;[.A41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UNIFIED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office:value-type="string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XMEN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ARSANTIC</text:p>
          </table:table-cell>
          <table:table-cell table:style-name="ce50" office:value-type="string" calcext:value-type="string">
            <text:p>NOT OK (TO BE FIXED)</text:p>
          </table:table-cell>
          <table:table-cell table:style-name="ce48" office:value-type="string" calcext:value-type="string">
            <text:p>TODO (FIXED)</text:p>
          </table:table-cell>
          <table:table-cell table:style-name="ce47" office:value-type="string" calcext:value-type="string">
            <text:p>RESET</text:p>
          </table:table-cell>
          <table:table-cell table:style-name="ce48" office:value-type="string" calcext:value-type="string">
            <text:p>TODO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office:value-type="string" calcext:value-type="string">
            <text:p>DEMO</text:p>
          </table:table-cell>
          <table:table-cell table:style-name="ce50" office:value-type="string" calcext:value-type="string">
            <text:p>YES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ARSVOXEL</text:p>
          </table:table-cell>
          <table:table-cell table:style-name="ce50" office:value-type="string" calcext:value-type="string">
            <text:p>NOT OK (TO BE FIXED)</text:p>
          </table:table-cell>
          <table:table-cell table:style-name="ce48" office:value-type="string" calcext:value-type="string">
            <text:p>TODO (FIXED)</text:p>
          </table:table-cell>
          <table:table-cell table:style-name="ce47" office:value-type="string" calcext:value-type="string">
            <text:p>RESET</text:p>
          </table:table-cell>
          <table:table-cell table:style-name="ce48" office:value-type="string" calcext:value-type="string">
            <text:p>TODO</text:p>
          </table:table-cell>
          <table:table-cell table:style-name="ce47" office:value-type="string" calcext:value-type="string">
            <text:p>Mono, 2nd POKEY supported</text:p>
          </table:table-cell>
          <table:table-cell table:style-name="ce47" office:value-type="string" calcext:value-type="string">
            <text:p>DEMO</text:p>
          </table:table-cell>
          <table:table-cell table:style-name="ce50" office:value-type="string" calcext:value-type="string">
            <text:p>YES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T100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ANY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office:value-type="string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WS2022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9" office:value-type="string" calcext:value-type="string">
            <text:p>ESC, 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, 2nd POKEY supported</text:p>
          </table:table-cell>
          <table:table-cell table:style-name="ce47" office:value-type="string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REGUSKOR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DEMO</text:p>
          </table:table-cell>
          <table:table-cell table:style-name="ce49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NYD23INV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office:value-type="string" calcext:value-type="string">
            <text:p>DEMO</text:p>
          </table:table-cell>
          <table:table-cell table:style-name="ce49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VBXE:BURNBLIT</text:p>
          </table:table-cell>
          <table:table-cell table:style-name="ce50" office:value-type="string" calcext:value-type="string">
            <text:p>NOT OK (TO BE FIXED)</text:p>
          </table:table-cell>
          <table:table-cell table:style-name="ce48" office:value-type="string" calcext:value-type="string">
            <text:p>TODO (FIXED)</text:p>
          </table:table-cell>
          <table:table-cell table:style-name="ce48" office:value-type="string" calcext:value-type="string">
            <text:p>TODO</text:p>
          </table:table-cell>
          <table:table-cell table:style-name="ce50" office:value-type="string" calcext:value-type="string">
            <text:p>TODO</text:p>
          </table:table-cell>
          <table:table-cell table:style-name="ce48" office:value-type="string" calcext:value-type="string">
            <text:p>Mono</text:p>
          </table:table-cell>
          <table:table-cell table:style-name="ce47" office:value-type="string" calcext:value-type="string">
            <text:p>DEMO</text:p>
          </table:table-cell>
          <table:table-cell table:style-name="ce50" office:value-type="string" calcext:value-type="string">
            <text:p>YES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WILD:CHILTRO1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COLD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51];1;FIND(&quot;:&quot;;[.A51];4)-1)" office:value-type="string" office:string-value="WILD" calcext:value-type="string">
            <text:p>WILD</text:p>
          </table:table-cell>
          <table:table-cell table:style-name="ce49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WILD:RYDEEN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9" office:value-type="string" calcext:value-type="string">
            <text:p>ESC, 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52];1;FIND(&quot;:&quot;;[.A52];4)-1)" office:value-type="string" office:string-value="WILD" calcext:value-type="string">
            <text:p>WILD</text:p>
          </table:table-cell>
          <table:table-cell table:style-name="ce49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2" office:value-type="string" calcext:value-type="string">
            <text:p>WILD:BOL1972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53];1;FIND(&quot;:&quot;;[.A5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2" office:value-type="string" calcext:value-type="string">
            <text:p>WILD:PWRRANG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54];1;FIND(&quot;:&quot;;[.A5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37" office:value-type="string" calcext:value-type="string">
            <text:p>Steps Required</text:p>
          </table:table-cell>
          <table:table-cell table:style-name="ce45" table:formula="of:=ROWS(STEPS)*COLUMNS(STEPS)"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teps Not done</text:p>
          </table:table-cell>
          <table:table-cell table:style-name="ce45" table:formula="of:=COUNTIF(STEPS;&quot;&quot;)+COUNTIF(STEPS;&quot;TODO&quot;)" office:value-type="float" office:value="4" calcext:value-type="float">
            <text:p>4</text:p>
          </table:table-cell>
          <table:table-cell table:style-name="ce38"/>
          <table:table-cell table:number-columns-repeated="4"/>
          <table:table-cell table:style-name="ce38"/>
          <table:table-cell table:number-columns-repeated="1016"/>
        </table:table-row>
        <table:table-row table:style-name="ro1">
          <table:table-cell table:style-name="ce37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teps Done</text:p>
          </table:table-cell>
          <table:table-cell table:style-name="ce51" table:formula="of:=1-[.B58]/[.B57]" office:value-type="percentage" office:value="0.984905660377359" calcext:value-type="percentage">
            <text:p>98%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Entries Available</text:p>
          </table:table-cell>
          <table:table-cell table:style-name="ce45" table:formula="of:=ROWS(STEPS)" office:value-type="float" office:value="53" calcext:value-type="float">
            <text:p>53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Entries DONE</text:p>
          </table:table-cell>
          <table:table-cell table:style-name="ce45" table:formula="of:=COUNTIF([.H2:.H54];&quot;NO&quot;)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Entries TODO</text:p>
          </table:table-cell>
          <table:table-cell table:style-name="ce45" table:formula="of:=[.B61]-[.B62]" office:value-type="float" office:value="4" calcext:value-type="float">
            <text:p>4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37" office:value-type="string" calcext:value-type="string">
            <text:p>Entries Done</text:p>
          </table:table-cell>
          <table:table-cell table:style-name="ce51" table:formula="of:=1-[.B63]/[.B61]" office:value-type="percentage" office:value="0.924528301886793" calcext:value-type="percentage">
            <text:p>92%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Entries.$B$2" table:cell-range-address="$Entries.$A$2:.$G$54"/>
        </table:named-expressions>
      </table:table>
      <table:table table:name="Statistics" table:style-name="ta3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Bonuses</text:p>
          </table:table-cell>
          <table:table-cell table:style-name="ce38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Songs</text:p>
          </table:table-cell>
          <table:table-cell table:style-name="ce38" table:formula="of:=COUNTIF([$Entries.G$1:$Entries.G$1048576];&quot;MSX&quot;)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Graphics</text:p>
          </table:table-cell>
          <table:table-cell table:style-name="ce38" table:formula="of:=COUNTIF([$Entries.G$1:$Entries.G$1048576];&quot;ATASCII&quot;)+COUNTIF([$Entries.G$1:$Entries.G$1048576];&quot;GFX&quot;)"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Intros</text:p>
          </table:table-cell>
          <table:table-cell table:style-name="ce38" table:formula="of:=COUNTIF([$Entries.G$1:$Entries.G$1048576];&quot;INTRO256&quot;)+COUNTIF([$Entries.G$1:$Entries.G$1048576];&quot;INTRO16K&quot;)"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Demos</text:p>
          </table:table-cell>
          <table:table-cell table:style-name="ce38" table:formula="of:=COUNTIF([$Entries.G$1:$Entries.G$1048576];&quot;DEMO&quot;)+COUNTIF([$Entries.G$1:$Entries.G$1048576];&quot;DEMOVBXE&quot;)" office:value-type="float" office:value="9" calcext:value-type="float">
            <text:p>9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Games</text:p>
          </table:table-cell>
          <table:table-cell table:style-name="ce38" table:formula="of:=COUNTIF([$Entries.G$1:$Entries.G$1048576];&quot;GAME&quot;)+COUNTIF([$Entries.G$1:$Entries.G$1048576];&quot;GAME256&quot;)" office:value-type="float" office:value="6" calcext:value-type="float">
            <text:p>6</text:p>
          </table:table-cell>
          <table:table-cell/>
          <table:table-cell table:style-name="ce56"/>
          <table:table-cell table:number-columns-repeated="60"/>
        </table:table-row>
        <table:table-row table:style-name="ro1">
          <table:table-cell table:style-name="ce38" office:value-type="string" calcext:value-type="string">
            <text:p>Wilds</text:p>
          </table:table-cell>
          <table:table-cell table:style-name="ce38" table:formula="of:=COUNTIF([$Entries.G$1:$Entries.G$1048576];&quot;WILD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Total</text:p>
          </table:table-cell>
          <table:table-cell table:style-name="ce38" table:formula="of:=SUM([.B2:.B8])" office:value-type="float" office:value="52" calcext:value-type="float">
            <text:p>52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Entries.$B$2" table:cell-range-address="$Entries.$B$2:.$F$54"/>
      </table:named-expressions>
      <table:database-ranges>
        <table:database-range table:name="__Anonymous_Sheet_DB__1" table:target-range-address="Entries.A1:Entries.G5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23:07:53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1T23:48:58.729000000</dc:date>
    <meta:editing-cycles>813</meta:editing-cycles>
    <meta:editing-duration>P12DT13H21M49S</meta:editing-duration>
    <meta:generator>LibreOffice/7.1.5.2$Windows_x86 LibreOffice_project/85f04e9f809797b8199d13c421bd8a2b025d52b5</meta:generator>
    <meta:document-statistic meta:table-count="3" meta:cell-count="551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 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